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0069in" fo:margin-left="-0.0632in" fo:margin-top="0.7507in" fo:margin-bottom="0in" style:page-number="1" table:align="left" style:writing-mode="lr-tb"/>
    </style:style>
    <style:style style:name="Table1.A" style:family="table-column">
      <style:table-column-properties style:column-width="1.8847in"/>
    </style:style>
    <style:style style:name="Table1.B" style:family="table-column">
      <style:table-column-properties style:column-width="1.5563in"/>
    </style:style>
    <style:style style:name="Table1.C" style:family="table-column">
      <style:table-column-properties style:column-width="2.566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0902in"/>
      <style:text-properties fo:font-size="20pt" style:font-size-asian="2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font-size-complex="10pt"/>
    </style:style>
    <style:style style:name="P6" style:family="paragraph" style:parent-style-name="Standard">
      <style:text-properties fo:language="es" fo:country="ES" fo:font-weight="bold" style:font-weight-asian="bold"/>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text-properties fo:language="es" fo:country="ES" fo:font-weight="bold" officeooo:paragraph-rsid="000d15c8" style:font-weight-asian="bold" style:font-weight-complex="bold"/>
    </style:style>
    <style:style style:name="P9" style:family="paragraph" style:parent-style-name="Standard">
      <style:text-properties fo:language="es" fo:country="ES" fo:font-weight="bold" officeooo:paragraph-rsid="000d15c8" style:font-weight-asian="bold"/>
    </style:style>
    <style:style style:name="P10" style:family="paragraph" style:parent-style-name="Standard">
      <style:text-properties fo:language="es" fo:country="ES" officeooo:rsid="0005cdb5" officeooo:paragraph-rsid="0005cdb5"/>
    </style:style>
    <style:style style:name="P11" style:family="paragraph" style:parent-style-name="Standard">
      <style:text-properties fo:language="es" fo:country="ES" officeooo:rsid="0007aae8" officeooo:paragraph-rsid="0007aae8"/>
    </style:style>
    <style:style style:name="P12" style:family="paragraph" style:parent-style-name="Standard">
      <style:text-properties fo:language="es" fo:country="ES" officeooo:rsid="0007aae8" officeooo:paragraph-rsid="0007aae8" style:language-complex="en" style:country-complex="US"/>
    </style:style>
    <style:style style:name="P13" style:family="paragraph" style:parent-style-name="Standard">
      <style:text-properties fo:language="es" fo:country="ES" officeooo:paragraph-rsid="000d15c8"/>
    </style:style>
    <style:style style:name="P14" style:family="paragraph" style:parent-style-name="Standard">
      <style:text-properties fo:language="es" fo:country="ES" officeooo:rsid="001266cb" officeooo:paragraph-rsid="001266cb"/>
    </style:style>
    <style:style style:name="P15" style:family="paragraph" style:parent-style-name="Standard">
      <style:text-properties fo:language="es" fo:country="ES" officeooo:rsid="0013d9c2" officeooo:paragraph-rsid="0013d9c2"/>
    </style:style>
    <style:style style:name="P16" style:family="paragraph" style:parent-style-name="Standard">
      <style:text-properties fo:language="es" fo:country="ES" officeooo:rsid="00143847" officeooo:paragraph-rsid="00143847"/>
    </style:style>
    <style:style style:name="P17" style:family="paragraph" style:parent-style-name="Standard">
      <style:text-properties fo:language="es" fo:country="ES" officeooo:rsid="0017ff50" officeooo:paragraph-rsid="0017ff50"/>
    </style:style>
    <style:style style:name="P18" style:family="paragraph" style:parent-style-name="Standard">
      <style:text-properties fo:language="pt" fo:country="BR"/>
    </style:style>
    <style:style style:name="P19" style:family="paragraph" style:parent-style-name="Standard">
      <style:text-properties fo:font-size="9pt" fo:language="es" fo:country="ES" fo:font-weight="bold" style:font-size-asian="9pt" style:font-weight-asian="bold"/>
    </style:style>
    <style:style style:name="P20" style:family="paragraph" style:parent-style-name="Standard">
      <style:text-properties fo:font-size="9pt" fo:language="es" fo:country="ES" fo:font-weight="bold" officeooo:paragraph-rsid="000d15c8" style:font-size-asian="9pt" style:font-weight-asian="bold"/>
    </style:style>
    <style:style style:name="P21" style:family="paragraph" style:parent-style-name="Standard">
      <style:text-properties officeooo:paragraph-rsid="0005cdb5"/>
    </style:style>
    <style:style style:name="P22" style:family="paragraph" style:parent-style-name="Standard">
      <style:text-properties officeooo:paragraph-rsid="0007aae8"/>
    </style:style>
    <style:style style:name="P23" style:family="paragraph" style:parent-style-name="Standard">
      <style:text-properties officeooo:rsid="0005cdb5"/>
    </style:style>
    <style:style style:name="P24" style:family="paragraph" style:parent-style-name="Header">
      <style:text-properties officeooo:rsid="0017ff50" officeooo:paragraph-rsid="0017ff50"/>
    </style:style>
    <style:style style:name="P25" style:family="paragraph" style:parent-style-name="Heading">
      <style:text-properties fo:language="es" fo:country="ES"/>
    </style:style>
    <style:style style:name="P26" style:family="paragraph" style:parent-style-name="Company_20_Information">
      <style:paragraph-properties style:snap-to-layout-grid="false"/>
    </style:style>
    <style:style style:name="P27" style:family="paragraph" style:parent-style-name="Company_20_Information">
      <style:text-properties fo:language="es" fo:country="ES" officeooo:rsid="0005cdb5" officeooo:paragraph-rsid="0005cdb5"/>
    </style:style>
    <style:style style:name="P28" style:family="paragraph" style:parent-style-name="Company_20_Information">
      <style:text-properties officeooo:paragraph-rsid="00095cdc"/>
    </style:style>
    <style:style style:name="P29" style:family="paragraph" style:parent-style-name="Inside_20_Title">
      <style:text-properties fo:language="es" fo:country="ES"/>
    </style:style>
    <style:style style:name="P30" style:family="paragraph" style:parent-style-name="Inside_20_Title">
      <style:text-properties fo:language="pt" fo:country="BR"/>
    </style:style>
    <style:style style:name="P31" style:family="paragraph" style:parent-style-name="Inside_20_Title">
      <style:paragraph-properties fo:break-before="page"/>
      <style:text-properties fo:language="es" fo:country="ES"/>
    </style:style>
    <style:style style:name="P32" style:family="paragraph" style:parent-style-name="Standard">
      <style:paragraph-properties fo:break-before="page"/>
      <style:text-properties fo:language="es" fo:country="ES"/>
    </style:style>
    <style:style style:name="P33" style:family="paragraph" style:parent-style-name="Subtitle">
      <style:text-properties fo:language="es" fo:country="ES"/>
    </style:style>
    <style:style style:name="P34" style:family="paragraph" style:parent-style-name="Standard">
      <style:paragraph-properties fo:margin-left="0in" fo:margin-right="0in" fo:text-indent="0.5in" style:auto-text-indent="false"/>
      <style:text-properties fo:language="pt" fo:country="BR" style:font-name-asian="Verdana"/>
    </style:style>
    <style:style style:name="P35" style:family="paragraph" style:parent-style-name="Standard">
      <style:text-properties fo:language="es" fo:country="ES"/>
    </style:style>
    <style:style style:name="P36" style:family="paragraph" style:parent-style-name="Standard">
      <style:text-properties fo:language="es" fo:country="ES" officeooo:rsid="0019a23b" officeooo:paragraph-rsid="0019a23b"/>
    </style:style>
    <style:style style:name="P37" style:family="paragraph" style:parent-style-name="Heading_20_1">
      <style:text-properties fo:language="es" fo:country="ES"/>
    </style:style>
    <style:style style:name="P38" style:family="paragraph" style:parent-style-name="Heading_20_1">
      <style:text-properties fo:language="es" fo:country="ES" officeooo:paragraph-rsid="0005cdb5"/>
    </style:style>
    <style:style style:name="P39" style:family="paragraph" style:parent-style-name="Heading_20_1">
      <style:text-properties fo:language="pt" fo:country="BR"/>
    </style:style>
    <style:style style:name="P40" style:family="paragraph" style:parent-style-name="Inside_20_Title" style:master-page-name="Convert_20_1">
      <style:paragraph-properties style:page-number="1"/>
      <style:text-properties fo:language="es" fo:country="ES"/>
    </style:style>
    <style:style style:name="P41"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officeooo:rsid="0005cdb5" style:font-name-asian="Verdana"/>
    </style:style>
    <style:style style:name="T3" style:family="text">
      <style:text-properties fo:language="es" fo:country="ES" officeooo:rsid="0005cdb5" style:font-name-asian="Verdana" style:language-complex="en" style:country-complex="US"/>
    </style:style>
    <style:style style:name="T4" style:family="text">
      <style:text-properties fo:language="es" fo:country="ES" officeooo:rsid="0007aae8" style:font-name-asian="Verdana" style:language-complex="en" style:country-complex="US"/>
    </style:style>
    <style:style style:name="T5" style:family="text">
      <style:text-properties fo:language="es" fo:country="ES" officeooo:rsid="0007aae8" style:font-name-asian="Verdana"/>
    </style:style>
    <style:style style:name="T6" style:family="text">
      <style:text-properties fo:language="es" fo:country="ES" officeooo:rsid="0005cdb5"/>
    </style:style>
    <style:style style:name="T7" style:family="text">
      <style:text-properties fo:language="es" fo:country="ES" officeooo:rsid="0005cdb5" style:language-complex="en" style:country-complex="US"/>
    </style:style>
    <style:style style:name="T8" style:family="text">
      <style:text-properties fo:language="es" fo:country="ES" officeooo:rsid="0007aae8" style:language-complex="en" style:country-complex="US"/>
    </style:style>
    <style:style style:name="T9" style:family="text">
      <style:text-properties fo:language="es" fo:country="ES" officeooo:rsid="0009dd01" style:language-complex="en" style:country-complex="US"/>
    </style:style>
    <style:style style:name="T10" style:family="text">
      <style:text-properties fo:language="es" fo:country="ES" officeooo:rsid="0007aae8"/>
    </style:style>
    <style:style style:name="T11" style:family="text">
      <style:text-properties fo:language="pt" fo:country="BR"/>
    </style:style>
    <style:style style:name="T12" style:family="text">
      <style:text-properties fo:language="pt" fo:country="BR" officeooo:rsid="0005cdb5"/>
    </style:style>
    <style:style style:name="T13" style:family="text">
      <style:text-properties fo:language="pt" fo:country="BR" officeooo:rsid="0005cdb5" style:language-complex="en" style:country-complex="US"/>
    </style:style>
    <style:style style:name="T14" style:family="text">
      <style:text-properties fo:language="pt" fo:country="BR" officeooo:rsid="0007aae8"/>
    </style:style>
    <style:style style:name="T15" style:family="text">
      <style:text-properties fo:font-weight="bold" style:font-weight-asian="bold"/>
    </style:style>
    <style:style style:name="T16" style:family="text">
      <style:text-properties officeooo:rsid="0005cdb5"/>
    </style:style>
    <style:style style:name="T17" style:family="text">
      <style:text-properties officeooo:rsid="00095cdc"/>
    </style:style>
    <style:style style:name="T18" style:family="text">
      <style:text-properties officeooo:rsid="0009dd01"/>
    </style:style>
    <style:style style:name="T19" style:family="text">
      <style:text-properties officeooo:rsid="001266cb"/>
    </style:style>
    <style:style style:name="T20" style:family="text">
      <style:text-properties officeooo:rsid="00161156"/>
    </style:style>
    <style:style style:name="T21" style:family="text">
      <style:text-properties officeooo:rsid="0017ff50"/>
    </style:style>
    <style:style style:name="T22" style:family="text">
      <style:text-properties officeooo:rsid="0019a23b"/>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
          </table:table-cell>
          <table:table-cell table:style-name="Table1.A1" office:value-type="string">
            <text:p text:style-name="P27">Tomas <text:span text:style-name="T17">Higuera Viso</text:span></text:p>
            <text:p text:style-name="P27">Sergio Sanchez Montes</text:p>
          </table:table-cell>
          <table:table-cell table:style-name="Table1.C1" office:value-type="string">
            <text:p text:style-name="P28"><text:span text:style-name="Company_20_Information_20_Italic_20_Char"><text:span text:style-name="T17">tomas.higuera@estudiante.uam.es</text:span></text:span></text:p>
            <text:p text:style-name="P28"><text:span text:style-name="Company_20_Information_20_Italic_20_Char"><text:span text:style-name="T17">sergio.sanchezmontes@estudiante.uam.es</text:span></text:span></text:p>
          </table:table-cell>
        </table:table-row>
      </table:table>
      <text:p text:style-name="P25">DOCUMENTO DE ANÁLISIS DE REQUISITOS</text:p>
      <text:p text:style-name="P33">Aplicación: <text:span text:style-name="T16">Airtst</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ECHA: <text:span text:style-name="T17">13-02-18</text:span></text:p>
      <text:p text:style-name="P40">1. Introducción</text:p>
      <text:h text:style-name="P38" text:outline-level="1">1.1 Propósito del sistema</text:h>
      <text:p text:style-name="P23"><text:s/></text:p>
      <text:p text:style-name="P10">Debido al aumento de la demanda por parte de los usuarios de los alojamientos de alquiler, vamos a crear una aplicación para acercar al arrendador y al arrendatario. </text:p>
      <text:h text:style-name="P37" text:outline-level="1">1.2 áMBITO del sistema</text:h>
      <text:p text:style-name="P4"/>
      <text:p text:style-name="P10">Este sistema permitirá a usuarios -tanto registrados como no registrados- acceder a una una base de datos de viviendas en alquiler y filtrarlas según diversas características. La aplicación tendrá simplemente el papel de intermediario entre las dos partes, es decir, no se tratará de una plataforma de búsqueda de ofertas ni un comparador de precios de viviendas de alquiler. </text:p>
      <text:p text:style-name="P4"/>
      <text:h text:style-name="P37" text:outline-level="1">1.3 OBJETIVOS y criterios de éxito del proyecto</text:h>
      <text:p text:style-name="P4"/>
      <text:p text:style-name="P10">El objetivo esencial del sistema es conectar de manera sencilla a los dos tipos de usuarios registrados en la aplicación. Sabremos que este objetivo se ha cumplido si ambos, a través de los servicios que proporciona nuestro software, llegan a firmar cualquiera de los dos tipos de contrato de alquiler disponibles: alojamiento o residencia vacacional.</text:p>
      <text:p text:style-name="P4"/>
      <text:h text:style-name="P37" text:outline-level="1">1.4 definiciones, acrónimos y abreviaturas</text:h>
      <text:p text:style-name="P4"/>
      <text:p text:style-name="P4">Lista con términos técnicos y abreviaturas que se usarán en el resto del documento.</text:p>
      <text:p text:style-name="P4"/>
      <text:p text:style-name="P31">2. Descripción del sistema</text:p>
      <text:h text:style-name="P37" text:outline-level="1">2.1 requisitos funcionales</text:h>
      <text:p text:style-name="P4">Tipos de usuario y descripción de las funciones que puede realizar cada uno de ellos.</text:p>
      <text:p text:style-name="P4"/>
      <text:p text:style-name="P11"><text:tab/>2.1.1 Usuario no registrado</text:p>
      <text:p text:style-name="P11"><text:tab/><text:tab/><text:span text:style-name="T18">2.1.1.1. Explorar las diferentes viviendas registradas en la base de datos.<text:tab/></text:span></text:p>
      <text:p text:style-name="P11"><text:tab/><text:tab/><text:span text:style-name="T18">2.1.1.2. Filtrar la busqueda de viviendas usando filtros generales.</text:span></text:p>
      <text:p text:style-name="P11"/>
      <text:p text:style-name="P11"><text:tab/>2.1.2 Usuario registrado </text:p>
      <text:p text:style-name="P22"><text:span text:style-name="T1"><text:tab/><text:tab/>2.1.</text:span><text:span text:style-name="T10">2</text:span><text:span text:style-name="T1">.</text:span><text:span text:style-name="T10">1</text:span><text:span text:style-name="T1"> </text:span><text:span text:style-name="T6">Arrendador</text:span></text:p>
      <text:p text:style-name="P22"><text:span text:style-name="T2"><text:s text:c="2"/><text:tab/><text:tab/><text:tab/>2.1.</text:span><text:span text:style-name="T5">2</text:span><text:span text:style-name="T2">.</text:span><text:span text:style-name="T5">1.</text:span><text:span text:style-name="T6">1. </text:span><text:span text:style-name="T12">Registrar una vivienda</text:span></text:p>
      <text:p text:style-name="P22"><text:span text:style-name="T2"><text:s text:c="2"/><text:tab/><text:tab/><text:tab/>2.1.</text:span><text:span text:style-name="T5">2</text:span><text:span text:style-name="T2">.</text:span><text:span text:style-name="T5">1.</text:span><text:span text:style-name="T10">2</text:span><text:span text:style-name="T6">. </text:span><text:span text:style-name="T14">Eliminar una vivienda registrada por él/ella</text:span></text:p>
      <text:p text:style-name="P22"><text:span text:style-name="T2"><text:s text:c="2"/><text:tab/><text:tab/><text:tab/>2.1.</text:span><text:span text:style-name="T5">2</text:span><text:span text:style-name="T2">.</text:span><text:span text:style-name="T5">1.</text:span><text:span text:style-name="T10">3</text:span><text:span text:style-name="T6">. </text:span><text:span text:style-name="T12">Editar las características de sus viviendas registradas</text:span></text:p>
      <text:p text:style-name="P18"/>
      <text:p text:style-name="P21"><text:span text:style-name="T1"><text:tab/><text:tab/>2.1.</text:span><text:span text:style-name="T6">2.</text:span><text:span text:style-name="T10">2</text:span><text:span text:style-name="T6"> Arrendatario</text:span></text:p>
      <text:p text:style-name="P22"><text:span text:style-name="T3"><text:s text:c="2"/><text:tab/><text:tab/><text:tab/>2.1.2.</text:span><text:span text:style-name="T4">2.</text:span><text:span text:style-name="T7">1. </text:span><text:span text:style-name="T13">Explorar las diferentes viviendas registradas en la </text:span><text:span text:style-name="T7">base de <text:tab/><text:tab/><text:tab/>datos.</text:span></text:p>
      <text:p text:style-name="P22"><text:span text:style-name="T3"><text:s/><text:tab/><text:tab/><text:tab/>2.1.2.</text:span><text:span text:style-name="T4">2</text:span><text:span text:style-name="T7">.2. Reservar una vivienda.</text:span></text:p>
      <text:p text:style-name="P22"><text:span text:style-name="T3"><text:s text:c="2"/><text:tab/><text:tab/><text:tab/>2.1.2.</text:span><text:span text:style-name="T4">2</text:span><text:span text:style-name="T7">.</text:span><text:span text:style-name="T8">3</text:span><text:span text:style-name="T7">. </text:span><text:span text:style-name="T8">Cancelar una reserva.</text:span></text:p>
      <text:p text:style-name="P22"><text:span text:style-name="T3"><text:tab/><text:tab/><text:tab/>2.1.2.</text:span><text:span text:style-name="T4">2</text:span><text:span text:style-name="T7">.</text:span><text:span text:style-name="T8">4</text:span><text:span text:style-name="T7">. </text:span><text:span text:style-name="T9">Filtrar la busqueda de viviendas usando filtros generales y <text:tab/><text:tab/><text:tab/>filtros exclusivos de los usuarios registrados.</text:span></text:p>
      <text:p text:style-name="P12"/>
      <text:p text:style-name="P12"><text:tab/>2.1.<text:span text:style-name="T18">3</text:span> Gerente</text:p>
      <text:p text:style-name="P12"><text:tab/><text:tab/>2.1.<text:span text:style-name="T18">3.1.</text:span> <text:span text:style-name="T18">Gestionar usuarios.</text:span></text:p>
      <text:p text:style-name="P12"><text:tab/><text:tab/><text:span text:style-name="T18">2.1.3.2. Gestionar viviendas.</text:span></text:p>
      <text:p text:style-name="P12"><text:tab/><text:tab/><text:span text:style-name="T18">2.1.3.3. Enviar notificaciones a usuarios registrados.</text:span></text:p>
      <text:p text:style-name="P12"><text:tab/></text:p>
      <text:p text:style-name="P34"/>
      <text:h text:style-name="P37" text:outline-level="1">2.2 requisitos NO funcionales</text:h>
      <text:p text:style-name="P4">Descripción de los requisitos no funcionales, categorizados por tipo (rendimiento, fiabilidad, etc).</text:p>
      <text:p text:style-name="P4"/>
      <text:p text:style-name="P32"/>
      <text:p text:style-name="P30">3. Casos de Uso</text:p>
      <text:h text:style-name="P39" text:outline-level="1">3.1 diagrama de casos de uso</text:h>
      <text:p text:style-name="P18">El diagrama de casos de uso del sistema</text:p>
      <text:h text:style-name="Heading_20_1" text:outline-level="1"><text:span text:style-name="T11">3.2 DEScripcion de </text:span><text:span text:style-name="T1">los casos de uso</text:span></text:h>
      <text:p text:style-name="P4">Detalle de los casos de uso del sistema (elige al menos 3). Utiliza la siguiente plantilla:</text:p>
      <text:p text:style-name="P4"/>
      <text:p text:style-name="P19">3.2.1. CASO DE USO <text:span text:style-name="T19">1: Reservar apartamento</text:span></text:p>
      <text:p text:style-name="P4"><text:span text:style-name="T15">Actor Primario:</text:span> </text:p>
      <text:p text:style-name="P14">Arrendatario</text:p>
      <text:p text:style-name="P4"><text:span text:style-name="T15">Interesados y Objetivos:</text:span> </text:p>
      <text:p text:style-name="P14">Arrendatario: Quiere realizar una reserva sin necesidad de realizar el pago.</text:p>
      <text:p text:style-name="P4"><text:span text:style-name="T15">Precondiciones:</text:span> </text:p>
      <text:p text:style-name="P14">El usuario se ha indentificado, autentificado y ha realizado una busqueda.</text:p>
      <text:p text:style-name="P6">Garantía de éxito (Postcondiciones): </text:p>
      <text:p text:style-name="P15">Se marca el alojamiento como reservado y el resto de usuarios dejan de tener la opcion de alquilar/reservar. SI pasan 5 dias sin que el usuario haya completado el alquiler realizando el pago se cancela la reserva y se marca de nuevo el alojamiento como no reservado. El usuario que ha realizado la reserva previamente deja de tener la opcion de reservar el apartamento.</text:p>
      <text:p text:style-name="P6">Escenario Principal de Éxito: </text:p>
      <text:p text:style-name="P15">1- El usuario selecciona reservar.</text:p>
      <text:p text:style-name="P15">2- El sistema guarda la reserva y marca el alojamiento como reservado.</text:p>
      <text:p text:style-name="P15">3- Pasados 5 dias si el usuario no ha realizado el pago se bloquea la opcion de reserva para el mismo.</text:p>
      <text:p text:style-name="P15">4- El sistema marca el alojamiento como no reservado.</text:p>
      <text:p text:style-name="P6">Extensiones (Flujos alternativos):</text:p>
      <text:p text:style-name="P15">3.1- El usuario realiza el pago y el sistema marca el alojamiento como alquilado. </text:p>
      <text:p text:style-name="P6">Requisitos Especiales:</text:p>
      <text:p text:style-name="P4"/>
      <text:p text:style-name="P7">Lista de variaciones de tecnología y datos:</text:p>
      <text:p text:style-name="P16">Se puede plantear la opcion de reducir las acciones de reservar y alquilar en una. Tan solo se mantendria la opcion de alquilar y a la hora de introducir los datos se podria elegir pagar mas tarde, hasta un maximo de 5 dias.</text:p>
      <text:p text:style-name="P7">Frecuencia de ocurrencia:</text:p>
      <text:p text:style-name="P16">Muy alta, ya que una gran cantidad de usuarios siempre realizaria una reserva previa antes de alquilar.</text:p>
      <text:p text:style-name="P7">Temas abiertos:</text:p>
      <text:p text:style-name="P4">&lt;Cuestiones que están abiertas y se plantean para resolución futura, o para considerarse en futuras versiones de la aplicación&gt;</text:p>
      <text:p text:style-name="P4"/>
      <text:p text:style-name="P4"/>
      <text:p text:style-name="P4"/>
      <text:p text:style-name="P4"/>
      <text:p text:style-name="P4"/>
      <text:p text:style-name="P20"><text:soft-page-break/>3.2.<text:span text:style-name="T20">2</text:span>. CASO DE USO <text:span text:style-name="T20">2: Login</text:span></text:p>
      <text:p text:style-name="P13"><text:span text:style-name="T15">Actor Primario:</text:span> </text:p>
      <text:p text:style-name="P17">Usuario</text:p>
      <text:p text:style-name="P13"><text:span text:style-name="T15">Interesados y Objetivos:</text:span> </text:p>
      <text:p text:style-name="P17">Usuario: Todos los usuarios tienen la ocpion de loguearse en la plataforma para anadir diferentes funcionalidades a la aplicación.</text:p>
      <text:p text:style-name="P13"><text:span text:style-name="T15">Precondiciones:</text:span> </text:p>
      <text:p text:style-name="P17">Para loguearse es necesario que el usuario se haya registrado previamente.</text:p>
      <text:p text:style-name="P9">Garantía de éxito (Postcondiciones): </text:p>
      <text:p text:style-name="P17">El usuario introduce su DNI como nombre de usuario y la contrasena con la que se haya registrado, si los datos son correctos entra en el sistema con su usuario registrado.</text:p>
      <text:p text:style-name="P9">Escenario Principal de Éxito: </text:p>
      <text:p text:style-name="P17">1- El usuario selecciona la accion loguin.</text:p>
      <text:p text:style-name="P17">2- El usuario introduce su DNI como nombre de usuario y la contrasena que ha establecido previamente</text:p>
      <text:p text:style-name="P17">3- El sistema vuelve a la pantalla principal con funcionalidad anadida dependiendo del tipo de usuario que ha iniciado sesion.</text:p>
      <text:p text:style-name="P9">Extensiones (Flujos alternativos):</text:p>
      <text:p text:style-name="P17">2.1- El usuario no se ha registrado y selecciona la accion sign up.</text:p>
      <text:p text:style-name="P17">2.2- El usuairo rellena una serie de campos necesarios para registrarse.</text:p>
      <text:p text:style-name="P9">Requisitos Especiales:</text:p>
      <text:p text:style-name="P13"/>
      <text:p text:style-name="P8">Lista de variaciones de tecnología y datos:</text:p>
      <text:p text:style-name="P17">Se podria anadir la opcion de cambiar el nombre de usuario en el sign up para futuros loguin.</text:p>
      <text:p text:style-name="P8">Frecuencia de ocurrencia:</text:p>
      <text:p text:style-name="P17">Muy alta, todos los usuarios que quieran realizar un alquiler o poner su casa a alquilar necesitan estar registrados por lo que tendran que pasar por este punto al iniciar la aplicación.</text:p>
      <text:p text:style-name="P8">Temas abiertos:</text:p>
      <text:p text:style-name="P17">Anadir metodos de verificacion para que cada persona pueda tener un maximo de dos cuentas, una de arrendador y otra de arrendatario. Un posible metodo seria anadir el correo electronico como modo de verificacion o que si una tarjeta de credito ha sido usada para registrar un usuario no pueda volver a ser utilizada para otro usuario.</text:p>
      <text:p text:style-name="P13"/>
      <text:p text:style-name="P20">3.2.<text:span text:style-name="T21">3</text:span>. CASO DE USO <text:span text:style-name="T21">3:</text:span> <text:span text:style-name="T22">Valorar apartamento</text:span></text:p>
      <text:p text:style-name="P13"><text:span text:style-name="T15">Actor Primario:</text:span> </text:p>
      <text:p text:style-name="P36">Arrendatario</text:p>
      <text:p text:style-name="P13"><text:span text:style-name="T15">Interesados y Objetivos:</text:span> </text:p>
      <text:p text:style-name="P36">Arrendatario: Despues de alquilar una vivienda el arrendatario tiene la opcion de valorar la misma con una puntuacion del 1 al 5.</text:p>
      <text:p text:style-name="P13"><text:span text:style-name="T15">Precondiciones:</text:span> </text:p>
      <text:p text:style-name="P36">Para que el arrenda</text:p>
      <text:p text:style-name="P9">Garantía de éxito (Postcondiciones): </text:p>
      <text:p text:style-name="P13">&lt;descripción de las postcondiciones&gt;</text:p>
      <text:p text:style-name="P9">Escenario Principal de Éxito: </text:p>
      <text:p text:style-name="P13">&lt;Interacciones del escenario, numeradas&gt;</text:p>
      <text:p text:style-name="P9">Extensiones (Flujos alternativos):</text:p>
      <text:p text:style-name="P13">&lt;Escenarios excepcionales&gt;</text:p>
      <text:p text:style-name="P9">Requisitos Especiales:</text:p>
      <text:p text:style-name="P13">&lt;Lista de requisitos, probablemente no funcionales&gt;</text:p>
      <text:p text:style-name="P8">Lista de variaciones de tecnología y datos:</text:p>
      <text:p text:style-name="P13">&lt;Lista de distintas opciones tecnológicas para la funcionalidad del caso de uso&gt;</text:p>
      <text:p text:style-name="P8">Frecuencia de ocurrencia:</text:p>
      <text:p text:style-name="P13">&lt;Estimación&gt;</text:p>
      <text:p text:style-name="P8">Temas abiertos:</text:p>
      <text:p text:style-name="P13">&lt;Cuestiones que están abiertas y se plantean para resolución futura, o para considerarse en futuras versiones de la aplicación&gt;</text:p>
      <text:p text:style-name="P13"><text:soft-page-break/></text:p>
      <text:p text:style-name="P20">3.2.1. CASO DE USO &lt;NOMBRE&gt;</text:p>
      <text:p text:style-name="P13"><text:span text:style-name="T15">Actor Primario:</text:span> </text:p>
      <text:p text:style-name="P13">&lt;Lista de actores primarios&gt;</text:p>
      <text:p text:style-name="P13"><text:span text:style-name="T15">Interesados y Objetivos:</text:span> </text:p>
      <text:p text:style-name="P13">&lt;Lista de interesados y objetivos&gt;</text:p>
      <text:p text:style-name="P13"><text:span text:style-name="T15">Precondiciones:</text:span> </text:p>
      <text:p text:style-name="P13">&lt;situación necesaria para que el caso de uso pueda darse&gt;</text:p>
      <text:p text:style-name="P9">Garantía de éxito (Postcondiciones): </text:p>
      <text:p text:style-name="P13">&lt;descripción de las postcondiciones&gt;</text:p>
      <text:p text:style-name="P9">Escenario Principal de Éxito: </text:p>
      <text:p text:style-name="P13">&lt;Interacciones del escenario, numeradas&gt;</text:p>
      <text:p text:style-name="P9">Extensiones (Flujos alternativos):</text:p>
      <text:p text:style-name="P13">&lt;Escenarios excepcionales&gt;</text:p>
      <text:p text:style-name="P9">Requisitos Especiales:</text:p>
      <text:p text:style-name="P13">&lt;Lista de requisitos, probablemente no funcionales&gt;</text:p>
      <text:p text:style-name="P8">Lista de variaciones de tecnología y datos:</text:p>
      <text:p text:style-name="P13">&lt;Lista de distintas opciones tecnológicas para la funcionalidad del caso de uso&gt;</text:p>
      <text:p text:style-name="P8">Frecuencia de ocurrencia:</text:p>
      <text:p text:style-name="P13">&lt;Estimación&gt;</text:p>
      <text:p text:style-name="P8">Temas abiertos:</text:p>
      <text:p text:style-name="P13">&lt;Cuestiones que están abiertas y se plantean para resolución futura, o para considerarse en futuras versiones de la aplicación&gt;</text:p>
      <text:p text:style-name="P13"/>
      <text:p text:style-name="P20">3.2.1. CASO DE USO &lt;NOMBRE&gt;</text:p>
      <text:p text:style-name="P13"><text:span text:style-name="T15">Actor Primario:</text:span> </text:p>
      <text:p text:style-name="P13">&lt;Lista de actores primarios&gt;</text:p>
      <text:p text:style-name="P13"><text:span text:style-name="T15">Interesados y Objetivos:</text:span> </text:p>
      <text:p text:style-name="P13">&lt;Lista de interesados y objetivos&gt;</text:p>
      <text:p text:style-name="P13"><text:span text:style-name="T15">Precondiciones:</text:span> </text:p>
      <text:p text:style-name="P13">&lt;situación necesaria para que el caso de uso pueda darse&gt;</text:p>
      <text:p text:style-name="P9">Garantía de éxito (Postcondiciones): </text:p>
      <text:p text:style-name="P13">&lt;descripción de las postcondiciones&gt;</text:p>
      <text:p text:style-name="P9">Escenario Principal de Éxito: </text:p>
      <text:p text:style-name="P13">&lt;Interacciones del escenario, numeradas&gt;</text:p>
      <text:p text:style-name="P9">Extensiones (Flujos alternativos):</text:p>
      <text:p text:style-name="P13">&lt;Escenarios excepcionales&gt;</text:p>
      <text:p text:style-name="P9">Requisitos Especiales:</text:p>
      <text:p text:style-name="P13">&lt;Lista de requisitos, probablemente no funcionales&gt;</text:p>
      <text:p text:style-name="P8">Lista de variaciones de tecnología y datos:</text:p>
      <text:p text:style-name="P13">&lt;Lista de distintas opciones tecnológicas para la funcionalidad del caso de uso&gt;</text:p>
      <text:p text:style-name="P8">Frecuencia de ocurrencia:</text:p>
      <text:p text:style-name="P13">&lt;Estimación&gt;</text:p>
      <text:p text:style-name="P8">Temas abiertos:</text:p>
      <text:p text:style-name="P13">&lt;Cuestiones que están abiertas y se plantean para resolución futura, o para considerarse en futuras versiones de la aplicación&gt;</text:p>
      <text:p text:style-name="P13"/>
      <text:p text:style-name="P13"/>
      <text:p text:style-name="P31">4. Maquetas</text:p>
      <text:p text:style-name="P4">Imágenes de las maquetas de la aplicación a construir, y cómo se navega entre ellas.</text:p>
      <text:p text:style-name="P29"/>
      <text:p text:style-name="P2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1.389in" fo:margin-bottom="0in"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in" fo:margin-bottom="0.139in" loext:contextual-spacing="false" fo:line-height="0.1665in"/>
      <style:text-properties style:font-name="Tahoma" fo:font-family="Tahoma" style:font-family-generic="swiss" style:font-pitch="variable" fo:letter-spacing="0.0071in"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28in"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25in" fo:margin-right="0in" fo:margin-top="0.0835in" fo:margin-bottom="0.028in" loext:contextual-spacing="false" fo:line-height="100%" fo:text-indent="0in"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in" fo:margin-bottom="0.1665in" loext:contextual-spacing="false" style:line-height-at-least="0.1665in" fo:keep-together="always" fo:keep-with-next="always"/>
      <style:text-properties fo:font-size="11pt" fo:letter-spacing="-0.0028in"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1in" fo:margin-right="0in" style:line-height-at-least="0.1665in" fo:keep-together="always" fo:text-indent="0in" style:auto-text-indent="false" fo:keep-with-next="always"/>
      <style:text-properties fo:letter-spacing="-0.0028in"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1in" fo:margin-right="0in" fo:margin-top="0.0972in" fo:margin-bottom="0in" loext:contextual-spacing="false" style:line-height-at-least="0.1528in" fo:keep-together="always" fo:text-indent="0in" style:auto-text-indent="false" fo:keep-with-next="always"/>
      <style:text-properties fo:letter-spacing="-0.0028in"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0972in" fo:margin-bottom="0in" loext:contextual-spacing="false" style:line-height-at-least="0.1528in" fo:keep-together="always" fo:keep-with-next="always"/>
      <style:text-properties fo:letter-spacing="-0.0028in" style:letter-kerning="true"/>
    </style:style>
    <style:style style:name="Heading_20_8" style:display-name="Heading 8" style:family="paragraph" style:parent-style-name="Standard" style:next-style-name="Standard" style:default-outline-level="8" style:class="text">
      <style:paragraph-properties fo:margin-top="0.0972in" fo:margin-bottom="0in" loext:contextual-spacing="false" style:line-height-at-least="0.1528in" fo:keep-together="always" fo:keep-with-next="always"/>
      <style:text-properties fo:font-size="9pt" fo:letter-spacing="-0.0028in"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0972in" fo:margin-bottom="0in" loext:contextual-spacing="false" style:line-height-at-least="0.1528in" fo:keep-together="always" fo:keep-with-next="always"/>
      <style:text-properties fo:font-size="9pt" fo:letter-spacing="-0.0028in"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0.5in" fo:margin-right="0in" fo:text-indent="0in"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1in" fo:margin-right="0in" fo:text-indent="0in" style:auto-text-indent="false"/>
    </style:style>
    <style:style style:name="Índice_20_5" style:display-name="Índice 5" style:family="paragraph" style:parent-style-name="Standard">
      <style:paragraph-properties fo:margin-left="1.25in" fo:margin-right="0in" fo:text-indent="0in" style:auto-text-indent="false"/>
    </style:style>
    <style:style style:name="Contents_20_1" style:display-name="Contents 1" style:family="paragraph" style:parent-style-name="Standard" style:class="index">
      <style:text-properties fo:letter-spacing="-0.0028in"/>
    </style:style>
    <style:style style:name="Contents_20_2" style:display-name="Contents 2" style:family="paragraph" style:parent-style-name="Standard" style:class="index">
      <style:paragraph-properties fo:margin-left="0.25in" fo:margin-right="0in" fo:text-indent="0in" style:auto-text-indent="false"/>
    </style:style>
    <style:style style:name="Contents_20_3" style:display-name="Contents 3" style:family="paragraph" style:parent-style-name="Standard" style:class="index">
      <style:paragraph-properties fo:margin-left="0.25in" fo:margin-right="0in" fo:text-indent="0in" style:auto-text-indent="false"/>
    </style:style>
    <style:style style:name="Contents_20_4" style:display-name="Contents 4" style:family="paragraph" style:parent-style-name="Standard" style:class="index">
      <style:paragraph-properties fo:margin-left="0.25in" fo:margin-right="0in" fo:text-indent="0in" style:auto-text-indent="false"/>
    </style:style>
    <style:style style:name="Contents_20_5" style:display-name="Contents 5" style:family="paragraph" style:parent-style-name="Standard" style:class="index">
      <style:paragraph-properties fo:margin-left="0.25in" fo:margin-right="0in" fo:text-indent="0in"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style:line-height-at-least="0.3335in"/>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0417in" fo:margin-bottom="0.1665in" loext:contextual-spacing="false" style:line-height-at-least="0.1528in"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1in" fo:margin-right="0in" fo:text-indent="-0.25in"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1.6665in" fo:margin-bottom="0in"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in" fo:margin-bottom="0.139in"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3">
      <style:paragraph-properties fo:margin-top="0in" fo:margin-bottom="0.0555in" loext:contextual-spacing="true"/>
    </style:style>
    <style:style style:name="Numbered_20_List" style:display-name="Numbered List" style:family="paragraph" style:parent-style-name="Standard" style:list-style-name="WW8Num2">
      <style:paragraph-properties fo:margin-top="0in" fo:margin-bottom="0.0555in" loext:contextual-spacing="true"/>
    </style:style>
    <style:style style:name="Block_20_Quotation" style:display-name="Block Quotation" style:family="paragraph" style:parent-style-name="Standard">
      <style:paragraph-properties fo:margin-left="0.5in" fo:margin-right="0in" fo:margin-top="0.0555in" fo:margin-bottom="0.0555in" loext:contextual-spacing="false" fo:text-indent="0in" style:auto-text-indent="false"/>
      <style:text-properties fo:letter-spacing="-0.0071in"/>
    </style:style>
    <style:style style:name="Table_20_Caption" style:display-name="Table Caption" style:family="paragraph" style:parent-style-name="Standard">
      <style:paragraph-properties fo:margin-left="0.25in" fo:margin-right="0in" fo:margin-top="0.0555in" fo:margin-bottom="0.0835in" loext:contextual-spacing="false" fo:text-indent="0in"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25in" fo:margin-right="0in" fo:margin-top="0in" fo:margin-bottom="0.0555in" loext:contextual-spacing="false" fo:text-indent="0in"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138in" fo:margin-bottom="0in"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2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071in"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071in"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28in"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0902in"/>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P5" style:family="paragraph" style:parent-style-name="Header">
      <style:text-properties officeooo:rsid="0017ff50" officeooo:paragraph-rsid="0017ff50"/>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in" fo:margin-bottom="0.6701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701in" fo:margin-bottom="0.6701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Standard"><draw:custom-shape text:anchor-type="char" draw:z-index="5" draw:style-name="Mgr1" draw:text-style-name="MP1" svg:width="7.5004in" svg:height="0.3335in" svg:x="0.5in" svg:y="1.3209in"><text:p/><draw:enhanced-geometry svg:viewBox="0 0 21600 21600" draw:type="rectangle" draw:enhanced-path="M 0 0 L 21600 0 21600 21600 0 21600 0 0 Z N"/></draw:custom-shape><draw:frame draw:style-name="Mfr1" draw:name="Frame2" text:anchor-type="char" svg:x="2.0165in" svg:y="0.4165in" svg:width="0.1165in" svg:height="1.0835in"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08in" draw:z-index="0"><draw:text-box fo:min-height="0.0228in" fo:min-width="0.0161in"><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MP5"/>
      </style:header>
      <style:header-first>
        <text:p text:style-name="Header"/>
      </style:header-first>
      <style:footer>
        <text:p text:style-name="Standard"><draw:frame draw:style-name="Mfr2" draw:name="Frame3" text:anchor-type="paragraph" svg:y="0.0008in" draw:z-index="4"><draw:text-box fo:min-height="0.0228in" fo:min-width="0.0161in"><text:p text:style-name="Standard"><text:page-number text:select-page="current">6</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0-11-23T11:28:00</meta:creation-date>
    <dc:date>2018-02-14T15:57:12.303171999</dc:date>
    <meta:print-date>2004-02-23T11:18:00</meta:print-date>
    <meta:editing-cycles>20</meta:editing-cycles>
    <meta:editing-duration>PT5H3M29S</meta:editing-duration>
    <meta:generator>LibreOffice/5.1.6.2$Linux_X86_64 LibreOffice_project/10m0$Build-2</meta:generator>
    <meta:document-statistic meta:table-count="1" meta:image-count="0" meta:object-count="0" meta:page-count="8" meta:paragraph-count="159" meta:word-count="1260" meta:character-count="8440" meta:non-whitespace-character-count="7250"/>
    <meta:user-defined meta:name="_TemplateID">TC062071973082</meta:user-defined>
  </office:meta>
</office:document-meta>
</file>